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7" style:family="paragraph" style:parent-style-name="Standard">
      <style:text-properties officeooo:rsid="001a0563" officeooo:paragraph-rsid="001a6221"/>
    </style:style>
    <style:style style:name="P8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9" style:family="paragraph" style:parent-style-name="Standard">
      <style:text-properties officeooo:rsid="001a9afa" officeooo:paragraph-rsid="001a6221"/>
    </style:style>
    <style:style style:name="P10" style:family="paragraph" style:parent-style-name="Standard">
      <style:text-properties officeooo:rsid="0028bafa" officeooo:paragraph-rsid="001a6221"/>
    </style:style>
    <style:style style:name="P11" style:family="paragraph" style:parent-style-name="Standard">
      <style:text-properties officeooo:rsid="0028bafa" officeooo:paragraph-rsid="0028bafa"/>
    </style:style>
    <style:style style:name="P12" style:family="paragraph" style:parent-style-name="Standard">
      <style:text-properties officeooo:rsid="002c6205" officeooo:paragraph-rsid="002c6205"/>
    </style:style>
    <style:style style:name="P13" style:family="paragraph" style:parent-style-name="Standard">
      <style:text-properties officeooo:rsid="002f09e6" officeooo:paragraph-rsid="002f09e6"/>
    </style:style>
    <style:style style:name="P14" style:family="paragraph" style:parent-style-name="Standard">
      <style:text-properties officeooo:rsid="001cd9a2" officeooo:paragraph-rsid="001c32a0"/>
    </style:style>
    <style:style style:name="P15" style:family="paragraph" style:parent-style-name="Standard">
      <style:text-properties officeooo:rsid="001c32a0" officeooo:paragraph-rsid="001c32a0"/>
    </style:style>
    <style:style style:name="P16" style:family="paragraph" style:parent-style-name="Standard">
      <style:text-properties officeooo:rsid="00252bad" officeooo:paragraph-rsid="00297ae4"/>
    </style:style>
    <style:style style:name="P17" style:family="paragraph" style:parent-style-name="Standard">
      <style:text-properties officeooo:rsid="001b04b5" officeooo:paragraph-rsid="001a6221"/>
    </style:style>
    <style:style style:name="P18" style:family="paragraph" style:parent-style-name="Standard">
      <style:text-properties officeooo:rsid="001d3545" officeooo:paragraph-rsid="001d3545"/>
    </style:style>
    <style:style style:name="P19" style:family="paragraph" style:parent-style-name="Standard">
      <style:text-properties officeooo:rsid="0020b45f" officeooo:paragraph-rsid="001d3545"/>
    </style:style>
    <style:style style:name="P20" style:family="paragraph" style:parent-style-name="Standard">
      <style:text-properties officeooo:rsid="003083e1" officeooo:paragraph-rsid="003083e1"/>
    </style:style>
    <style:style style:name="P21" style:family="paragraph" style:parent-style-name="Standard">
      <style:text-properties officeooo:rsid="004f9d45" officeooo:paragraph-rsid="004f9d45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813b"/>
    </style:style>
    <style:style style:name="T4" style:family="text">
      <style:text-properties officeooo:rsid="0032e582"/>
    </style:style>
    <style:style style:name="T5" style:family="text">
      <style:text-properties officeooo:rsid="003396c2"/>
    </style:style>
    <style:style style:name="T6" style:family="text">
      <style:text-properties officeooo:rsid="003464a2"/>
    </style:style>
    <style:style style:name="T7" style:family="text">
      <style:text-properties officeooo:rsid="00387978"/>
    </style:style>
    <style:style style:name="T8" style:family="text">
      <style:text-properties officeooo:rsid="0038b28d"/>
    </style:style>
    <style:style style:name="T9" style:family="text">
      <style:text-properties officeooo:rsid="003be286"/>
    </style:style>
    <style:style style:name="T10" style:family="text">
      <style:text-properties officeooo:rsid="003fc17f"/>
    </style:style>
    <style:style style:name="T11" style:family="text">
      <style:text-properties officeooo:rsid="00402551"/>
    </style:style>
    <style:style style:name="T12" style:family="text">
      <style:text-properties officeooo:rsid="0046860b"/>
    </style:style>
    <style:style style:name="T13" style:family="text">
      <style:text-properties officeooo:rsid="004da69f"/>
    </style:style>
    <style:style style:name="T14" style:family="text">
      <style:text-properties officeooo:rsid="004f9d45"/>
    </style:style>
    <style:style style:name="T15" style:family="text">
      <style:text-properties officeooo:rsid="004fa9f9"/>
    </style:style>
    <style:style style:name="T16" style:family="text">
      <style:text-properties officeooo:rsid="00513fc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7">D</text:span></text:p>
      <text:p text:style-name="P6"><text:span text:style-name="T1">by </text:span>Christopher Feener</text:p>
      <text:p text:style-name="P8">Advisor: Dr. Zhang</text:p>
      <text:p text:style-name="P8">WSU Vancouver</text:p>
      <text:p text:style-name="P6"><text:span text:style-name="T7">8 June</text:span> 2017</text:p>
      <text:p text:style-name="P1"/>
      <text:p text:style-name="P1"><text:span text:style-name="T2">Summary</text:span>:</text:p>
      <text:p text:style-name="P1"/>
      <text:p text:style-name="P1">This is the <text:span text:style-name="T16">fifth</text:span> in a series of experiments done on latency for virtual memory. <text:span text:style-name="T8">The workload inserts records and reads the newest records. Unfortunately, insertions failed, so any patterns for the “Insert” stage would be questionable.</text:span></text:p>
      <text:p text:style-name="P1"/>
      <text:p text:style-name="P7"><text:span text:style-name="T2">Method</text:span>:</text:p>
      <text:p text:style-name="P1"/>
      <text:p text:style-name="P1"><text:span text:style-name="T9">A total of four data points were recorded, and e</text:span>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9"/>
      <text:p text:style-name="P15">The revised set is shown first, with the original version shown after. The original version was found to have 2 issues:</text:p>
      <text:p text:style-name="P15">1. <text:span text:style-name="T10">Inserts failed. </text:span></text:p>
      <text:p text:style-name="P15">2. <text:span text:style-name="T11">Some trials</text:span> yielded extremely high results for the first stage (“Cleanup”), and rather high results for the other stages. This may or may not have been <text:span text:style-name="T6">due to errors in previous runs that had not been properly handled</text:span>.</text:p>
      <text:p text:style-name="P14"/>
      <text:p text:style-name="P4">Revised <text:span text:style-name="T4">results</text:span>:</text:p>
      <text:p text:style-name="P16">In the revised version, “<text:span text:style-name="T12">Read” was approximately exponential, “Cleanup” was almost linear, and “Insert” showed no clear pattern.</text:span></text:p>
      <text:p text:style-name="P18"><draw:frame draw:style-name="fr1" draw:name="Object1" text:anchor-type="paragraph" svg:x="0.3236in" svg:y="0.1665in" svg:width="6.2984in" svg:height="3.9866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8"><draw:frame draw:style-name="fr1" draw:name="Object2" text:anchor-type="paragraph" svg:x="0.4528in" svg:y="0in" svg:width="4.4453in" svg:height="0.8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7"/>
      <text:p text:style-name="P17"/>
      <text:p text:style-name="P17"/>
      <text:p text:style-name="P17"><draw:frame draw:style-name="fr1" draw:name="Object3" text:anchor-type="paragraph" svg:x="0.3134in" svg:y="0.0354in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paragraph" svg:x="0.4839in" svg:y="3.4272in" svg:width="4.4453in" svg:height="0.8898in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17"/>
      <text:p text:style-name="P17"><text:soft-page-break/></text:p>
      <text:p text:style-name="P10"><draw:frame draw:style-name="fr1" draw:name="Object5" text:anchor-type="paragraph" svg:x="0.3134in" svg:y="0.0417in" svg:width="6.2984in" svg:height="3.548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paragraph" svg:x="0.4071in" svg:y="3.4791in" svg:width="4.4453in" svg:height="0.8898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9"/>
      <text:p text:style-name="P5"/>
      <text:p text:style-name="P5"/>
      <text:p text:style-name="P5"/>
      <text:p text:style-name="P5"/>
      <text:p text:style-name="P5">Original <text:span text:style-name="T5">results</text:span>:</text:p>
      <text:p text:style-name="P12">If <text:span text:style-name="T3">the original outliers were not treated as errors, “Cleanup” did not show a clear pattern, “Insert” was inversely exponential, and “Read” was exponential.</text:span></text:p>
      <text:p text:style-name="P1"><draw:frame draw:style-name="fr1" draw:name="Object7" text:anchor-type="paragraph" svg:x="0.3134in" svg:y="0.0602in" svg:width="6.2984in" svg:height="3.9874in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paragraph" svg:x="0.4799in" svg:y="3.9in" svg:width="4.4453in" svg:height="0.889in" draw:z-index="6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1"/>
      <text:p text:style-name="P1"/>
      <text:p text:style-name="P1"/>
      <text:p text:style-name="P10"><draw:frame draw:style-name="fr1" draw:name="Object9" text:anchor-type="paragraph" svg:x="0.2508in" svg:y="0.0291in" svg:width="6.2984in" svg:height="3.548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3"/>
      <text:p text:style-name="P13"/>
      <text:p text:style-name="P13"><draw:frame draw:style-name="fr1" draw:name="Object10" text:anchor-type="paragraph" svg:x="0.7299in" svg:y="0.0756in" svg:width="4.4453in" svg:height="0.8898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Object11" text:anchor-type="paragraph" svg:x="-0.0618in" svg:y="0.1583in" svg:width="6.2984in" svg:height="3.548in" draw:z-index="9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2" text:anchor-type="paragraph" svg:x="0.678in" svg:y="3.6327in" svg:width="4.4453in" svg:height="0.8898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">Conclusion</text:span>:</text:p>
      <text:p text:style-name="P13"/>
      <text:p text:style-name="P20">In both the original and revised versions <text:span text:style-name="T13">of “Read”</text:span>, exponential growth is seen over a logarithmic scale. <text:span text:style-name="T14">The revised “Cleanup” was constant, while the original showed no pattern.</text:span></text:p>
      <text:p text:style-name="P20"/>
      <text:p text:style-name="P21">The original “Insert”, however, showed an inversely exponential curve, while the revised showed no real pattern. <text:span text:style-name="T15">No valid conclusion can be made about insertion, though, because all were labeled as insertion failures in the running of the worklo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8T13:49:51.795396821</dc:date>
    <meta:editing-duration>PT1H25M9S</meta:editing-duration>
    <meta:editing-cycles>71</meta:editing-cycles>
    <meta:generator>LibreOffice/4.2.8.2$Linux_X86_64 LibreOffice_project/420m0$Build-2</meta:generator>
    <meta:document-statistic meta:table-count="0" meta:image-count="0" meta:object-count="12" meta:page-count="5" meta:paragraph-count="20" meta:word-count="275" meta:character-count="1703" meta:non-whitespace-character-count="14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6cm" xlink:href="." xlink:type="simple" chart:class="chart:line" chart:style-name="ch1">
        <chart:title svg:x="4.416cm" svg:y="0.309cm" chart:style-name="ch2">
          <text:p>1G, Workload D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8cm">
          <chartooo:coordinate-region svg:x="2.057cm" svg:y="1.544cm" svg:width="10.664cm" svg:height="6.752cm"/>
          <chart:axis chart:dimension="x" chart:name="primary-x" chart:style-name="ch5" chartooo:axis-type="auto">
            <chartooo:date-scale/>
            <chart:title svg:x="6.055cm" svg:y="9.145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table:formula="of:=AVERAGE(12620.0397674094; 12347.4518038557; 3113.67081515784)" office:value-type="float" office:value="9360.38746214098" calcext:value-type="float">
            <text:p>9360.387462141</text:p>
          </table:table-cell>
          <table:table-cell table:formula="of:=AVERAGE(59199; 56575; 21055)" office:value-type="float" office:value="45609.6666666667" calcext:value-type="float">
            <text:p>45609.6666666667</text:p>
          </table:table-cell>
          <table:table-cell table:formula="of:=AVERAGE(105599; 103103; 40991)" office:value-type="float" office:value="83231" calcext:value-type="float">
            <text:p>83231</text:p>
          </table:table-cell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office:value-type="float" office:value="10000" calcext:value-type="float">
            <text:p>10000</text:p>
          </table:table-cell>
          <table:table-cell table:formula="of:=AVERAGE(8946.64600476505; 2836.9408902505; 4958.62047969721)" office:value-type="float" office:value="5580.73579157092" calcext:value-type="float">
            <text:p>5580.7357915709</text:p>
          </table:table-cell>
          <table:table-cell table:formula="of:=AVERAGE(46047; 11191; 792)" office:value-type="float" office:value="19343.3333333333" calcext:value-type="float">
            <text:p>19343.3333333333</text:p>
          </table:table-cell>
          <table:table-cell table:formula="of:=AVERAGE(84671; 50431; 36671)" office:value-type="float" office:value="57257.6666666667" calcext:value-type="float">
            <text:p>5725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4292.86175537961; 1289.26746757516; 996.97485007955)" office:value-type="float" office:value="2193.03469101144" calcext:value-type="float">
            <text:p>2193.0346910114</text:p>
          </table:table-cell>
          <table:table-cell table:formula="of:=AVERAGE(26815; 3723; 3663)" office:value-type="float" office:value="11400.3333333333" calcext:value-type="float">
            <text:p>11400.3333333333</text:p>
          </table:table-cell>
          <table:table-cell table:formula="of:=AVERAGE(61791; 12519; 13015)" office:value-type="float" office:value="29108.3333333333" calcext:value-type="float">
            <text:p>29108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08:20.166376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83.305462400657">
                <text:p>383.305462400657</text:p>
              </table:table-cell>
              <table:table-cell office:value-type="float" office:value="698.666666666667">
                <text:p>698.666666666667</text:p>
              </table:table-cell>
              <table:table-cell office:value-type="float" office:value="6964.66666666667">
                <text:p>6964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6.826796585338">
                <text:p>526.826796585338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35.166260233357">
                <text:p>735.166260233357</text:p>
              </table:table-cell>
              <table:table-cell office:value-type="float" office:value="1771.66666666667">
                <text:p>1771.66666666667</text:p>
              </table:table-cell>
              <table:table-cell office:value-type="float" office:value="15606.3333333333">
                <text:p>1560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522.274454270081; 486.822293988606; 140.819638943283)" office:value-type="float" office:value="383.305462400657" calcext:value-type="float">
            <text:p>383.3054624007</text:p>
          </table:table-cell>
          <table:table-cell table:formula="of:=AVERAGE(914; 884; 298)" office:value-type="float" office:value="698.666666666667" calcext:value-type="float">
            <text:p>698.6666666667</text:p>
          </table:table-cell>
          <table:table-cell table:formula="of:=AVERAGE(10351; 9663; 880)" office:value-type="float" office:value="6964.66666666667" calcext:value-type="float">
            <text:p>6964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789.827030702498; 451.552397272169; 339.100961781348)" office:value-type="float" office:value="526.826796585338" calcext:value-type="float">
            <text:p>526.8267965853</text:p>
          </table:table-cell>
          <table:table-cell table:formula="of:=AVERAGE(1330; 1159; 723)" office:value-type="float" office:value="1070.66666666667" calcext:value-type="float">
            <text:p>1070.6666666667</text:p>
          </table:table-cell>
          <table:table-cell table:formula="of:=AVERAGE(17487; 4587; 6363)" office:value-type="float" office:value="9479" calcext:value-type="float">
            <text:p>947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14.82537792531; 430.956070022647; 459.717332752114)" office:value-type="float" office:value="735.166260233357" calcext:value-type="float">
            <text:p>735.1662602334</text:p>
          </table:table-cell>
          <table:table-cell table:formula="of:=AVERAGE(2565; 1360; 1390)" office:value-type="float" office:value="1771.66666666667" calcext:value-type="float">
            <text:p>1771.6666666667</text:p>
          </table:table-cell>
          <table:table-cell table:formula="of:=AVERAGE(35679; 3973; 7167)" office:value-type="float" office:value="15606.3333333333" calcext:value-type="float">
            <text:p>15606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59:02.43539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)" office:value-type="float" office:value="1.25" calcext:value-type="float">
            <text:p>1.25</text:p>
          </table:table-cell>
          <table:table-cell table:formula="of:=AVERAGE(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1.25)" office:value-type="float" office:value="1.25" calcext:value-type="float">
            <text:p>1.25</text:p>
          </table:table-cell>
          <table:table-cell table:formula="of:=AVERAGE( 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)" office:value-type="float" office:value="1.25" calcext:value-type="float">
            <text:p>1.25</text:p>
          </table:table-cell>
          <table:table-cell table:formula="of:=AVERAGE(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50:41.76872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113.67081515784">
                <text:p>3113.67081515784</text:p>
              </table:table-cell>
              <table:table-cell office:value-type="float" office:value="21055">
                <text:p>21055</text:p>
              </table:table-cell>
              <table:table-cell office:value-type="float" office:value="40991">
                <text:p>409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58.62047969721">
                <text:p>4958.62047969721</text:p>
              </table:table-cell>
              <table:table-cell office:value-type="float" office:value="792">
                <text:p>792</text:p>
              </table:table-cell>
              <table:table-cell office:value-type="float" office:value="36671">
                <text:p>366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6.97485007955">
                <text:p>996.97485007955</text:p>
              </table:table-cell>
              <table:table-cell office:value-type="float" office:value="3663">
                <text:p>3663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table:formula="of:=AVERAGE(3113.67081515784)" office:value-type="float" office:value="3113.67081515784" calcext:value-type="float">
            <text:p>3113.6708151578</text:p>
          </table:table-cell>
          <table:table-cell table:formula="of:=AVERAGE(21055)" office:value-type="float" office:value="21055" calcext:value-type="float">
            <text:p>21055</text:p>
          </table:table-cell>
          <table:table-cell table:formula="of:=AVERAGE(40991)" office:value-type="float" office:value="40991" calcext:value-type="float">
            <text:p>40991</text:p>
          </table:table-cell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office:value-type="float" office:value="10000" calcext:value-type="float">
            <text:p>10000</text:p>
          </table:table-cell>
          <table:table-cell table:formula="of:=AVERAGE(4958.62047969721)" office:value-type="float" office:value="4958.62047969721" calcext:value-type="float">
            <text:p>4958.6204796972</text:p>
          </table:table-cell>
          <table:table-cell table:formula="of:=AVERAGE(792)" office:value-type="float" office:value="792" calcext:value-type="float">
            <text:p>792</text:p>
          </table:table-cell>
          <table:table-cell table:formula="of:=AVERAGE(36671)" office:value-type="float" office:value="36671" calcext:value-type="float">
            <text:p>3667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96.97485007955)" office:value-type="float" office:value="996.97485007955" calcext:value-type="float">
            <text:p>996.9748500796</text:p>
          </table:table-cell>
          <table:table-cell table:formula="of:=AVERAGE(3663)" office:value-type="float" office:value="3663" calcext:value-type="float">
            <text:p>3663</text:p>
          </table:table-cell>
          <table:table-cell table:formula="of:=AVERAGE(13015)" office:value-type="float" office:value="13015" calcext:value-type="float">
            <text:p>13015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51:40.528845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40.819638943283">
                <text:p>140.819638943283</text:p>
              </table:table-cell>
              <table:table-cell office:value-type="float" office:value="298">
                <text:p>29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39.100961781348">
                <text:p>339.100961781348</text:p>
              </table:table-cell>
              <table:table-cell office:value-type="float" office:value="723">
                <text:p>723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9.717332752114">
                <text:p>459.717332752114</text:p>
              </table:table-cell>
              <table:table-cell office:value-type="float" office:value="1390">
                <text:p>1390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40.819638943283)" office:value-type="float" office:value="140.819638943283" calcext:value-type="float">
            <text:p>140.8196389433</text:p>
          </table:table-cell>
          <table:table-cell table:formula="of:=AVERAGE(298)" office:value-type="float" office:value="298" calcext:value-type="float">
            <text:p>298</text:p>
          </table:table-cell>
          <table:table-cell table:formula="of:=AVERAGE(880)" office:value-type="float" office:value="880" calcext:value-type="float">
            <text:p>880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39.100961781348)" office:value-type="float" office:value="339.100961781348" calcext:value-type="float">
            <text:p>339.1009617813</text:p>
          </table:table-cell>
          <table:table-cell table:formula="of:=AVERAGE(723)" office:value-type="float" office:value="723" calcext:value-type="float">
            <text:p>723</text:p>
          </table:table-cell>
          <table:table-cell table:formula="of:=AVERAGE(6363)" office:value-type="float" office:value="6363" calcext:value-type="float">
            <text:p>636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 459.717332752114)" office:value-type="float" office:value="459.717332752114" calcext:value-type="float">
            <text:p>459.7173327521</text:p>
          </table:table-cell>
          <table:table-cell table:formula="of:=AVERAGE(1390)" office:value-type="float" office:value="1390" calcext:value-type="float">
            <text:p>1390</text:p>
          </table:table-cell>
          <table:table-cell table:formula="of:=AVERAGE(7167)" office:value-type="float" office:value="7167" calcext:value-type="float">
            <text:p>716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52:14.79353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8cm" chart:style-name="ch2">
          <text:p>1G, Workload D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7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25">
                <text:p>2.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.75; 2.75; 1.25)" office:value-type="float" office:value="2.25" calcext:value-type="float">
            <text:p>2.25</text:p>
          </table:table-cell>
          <table:table-cell table:formula="of:=AVERAGE(8; 8; 2)" office:value-type="float" office:value="6" calcext:value-type="float">
            <text:p>6</text:p>
          </table:table-cell>
          <table:table-cell table:formula="of:=AVERAGE(8; 8; 2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5; 4; 1.25)" office:value-type="float" office:value="3.41666666666667" calcext:value-type="float">
            <text:p>3.4166666667</text:p>
          </table:table-cell>
          <table:table-cell table:formula="of:=AVERAGE(12; 13; 2)" office:value-type="float" office:value="9" calcext:value-type="float">
            <text:p>9</text:p>
          </table:table-cell>
          <table:table-cell table:formula="of:=AVERAGE(12; 13; 2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2.75; 24.5; 1.25)" office:value-type="float" office:value="12.8333333333333" calcext:value-type="float">
            <text:p>12.8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57:40.696063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9360.38746214098">
                <text:p>9360.38746214098</text:p>
              </table:table-cell>
              <table:table-cell office:value-type="float" office:value="45609.6666666667">
                <text:p>45609.6666666667</text:p>
              </table:table-cell>
              <table:table-cell office:value-type="float" office:value="83231">
                <text:p>832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580.73579157092">
                <text:p>5580.73579157092</text:p>
              </table:table-cell>
              <table:table-cell office:value-type="float" office:value="19343.3333333333">
                <text:p>19343.3333333333</text:p>
              </table:table-cell>
              <table:table-cell office:value-type="float" office:value="57257.6666666667">
                <text:p>57257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93.03469101144">
                <text:p>2193.03469101144</text:p>
              </table:table-cell>
              <table:table-cell office:value-type="float" office:value="11400.3333333333">
                <text:p>11400.3333333333</text:p>
              </table:table-cell>
              <table:table-cell office:value-type="float" office:value="29108.3333333333">
                <text:p>29108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